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Noto Sans CJK SC1" svg:font-family="'Noto Sans CJK SC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svg:stroke-opacity="80%" draw:fill="solid" draw:fill-color="#81d41a" draw:textarea-horizontal-align="justify" draw:textarea-vertical-align="top" draw:auto-grow-height="false" fo:min-height="9.156cm" fo:min-width="28.9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3.5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14cm" fo:min-width="3.452cm"/>
      <style:paragraph-properties style:writing-mode="lr-tb"/>
    </style:style>
    <style:style style:name="gr4" style:family="graphic" style:parent-style-name="objectwithoutfill">
      <style:graphic-properties draw:stroke="dash" draw:stroke-dash="Double_20_Dash_20_Dot"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6" style:family="graphic" style:parent-style-name="objectwithoutfill">
      <style:graphic-properties draw:stroke="solid" draw:stroke-dash="Double_20_Dash_20_Dot"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svg:stroke-opacity="80%" draw:fill="solid" draw:fill-color="#81d41a" draw:textarea-horizontal-align="justify" draw:textarea-vertical-align="middle" draw:auto-grow-height="false" fo:min-height="3.358cm" fo:min-width="7.3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84cm" fo:min-width="3.3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1.65cm"/>
      <style:paragraph-properties style:writing-mode="lr-tb"/>
    </style:style>
    <style:style style:name="gr11" style:family="graphic" style:parent-style-name="standard">
      <style:graphic-properties svg:stroke-color="#81aca6" svg:stroke-opacity="80%" draw:fill="solid" draw:fill-color="#81aca6" draw:textarea-horizontal-align="justify" draw:textarea-vertical-align="top" draw:auto-grow-height="false" fo:min-height="6.68cm" fo:min-width="24.534cm"/>
      <style:paragraph-properties style:writing-mode="lr-tb"/>
    </style:style>
    <style:style style:name="gr12" style:family="graphic" style:parent-style-name="standard">
      <style:graphic-properties svg:stroke-color="#d62e4e" draw:fill-color="#d4ea6b" draw:textarea-horizontal-align="justify" draw:textarea-vertical-align="middle" draw:auto-grow-height="false" fo:min-height="1.823cm" fo:min-width="3.452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88cm" fo:min-width="0.138cm"/>
      <style:paragraph-properties style:writing-mode="lr-tb"/>
    </style:style>
    <style:style style:name="gr14" style:family="graphic" style:parent-style-name="standard">
      <style:graphic-properties svg:stroke-color="#d62e4e" draw:fill-color="#81d41a" draw:textarea-horizontal-align="justify" draw:textarea-vertical-align="middle" draw:auto-grow-height="false" fo:min-height="1.823cm" fo:min-width="3.452cm"/>
      <style:paragraph-properties style:writing-mode="lr-tb"/>
    </style:style>
    <style:style style:name="gr15" style:family="graphic" style:parent-style-name="standard">
      <style:graphic-properties svg:stroke-color="#2a6099" svg:stroke-opacity="80%" draw:fill="solid" draw:fill-color="#81aca6" draw:textarea-horizontal-align="justify" draw:textarea-vertical-align="top" draw:auto-grow-height="false" fo:min-height="6.68cm" fo:min-width="24.534cm"/>
      <style:paragraph-properties style:writing-mode="lr-tb"/>
    </style:style>
    <style:style style:name="gr16" style:family="graphic" style:parent-style-name="standard">
      <style:graphic-properties svg:stroke-color="#d62e4e" draw:fill-color="#d4ea6b" draw:textarea-horizontal-align="justify" draw:textarea-vertical-align="middle" draw:auto-grow-height="false" fo:min-height="1.802cm" fo:min-width="3.46cm"/>
      <style:paragraph-properties style:writing-mode="lr-tb"/>
    </style:style>
    <style:style style:name="gr17" style:family="graphic" style:parent-style-name="standard">
      <style:graphic-properties draw:fill-color="#ff4000" draw:textarea-horizontal-align="justify" draw:textarea-vertical-align="middle" draw:auto-grow-height="false" fo:min-height="0.388cm" fo:min-width="0.138cm"/>
      <style:paragraph-properties style:writing-mode="lr-tb"/>
    </style:style>
    <style:style style:name="gr18" style:family="graphic" style:parent-style-name="standard">
      <style:graphic-properties draw:fill-color="#1c1c1c" draw:textarea-horizontal-align="justify" draw:textarea-vertical-align="middle" draw:auto-grow-height="false" fo:min-height="0.388cm" fo:min-width="0.138cm"/>
      <style:paragraph-properties style:writing-mode="lr-tb"/>
    </style:style>
    <style:style style:name="gr19" style:family="graphic" style:parent-style-name="standard">
      <style:graphic-properties draw:fill-color="#780373" draw:textarea-horizontal-align="justify" draw:textarea-vertical-align="middle" draw:auto-grow-height="false" fo:min-height="0.388cm" fo:min-width="0.138cm"/>
      <style:paragraph-properties style:writing-mode="lr-tb"/>
    </style:style>
    <style:style style:name="gr20" style:family="graphic" style:parent-style-name="standard">
      <style:graphic-properties draw:fill-color="#ffd428" draw:textarea-horizontal-align="justify" draw:textarea-vertical-align="middle" draw:auto-grow-height="false" fo:min-height="0.388cm" fo:min-width="0.138cm"/>
      <style:paragraph-properties style:writing-mode="lr-tb"/>
    </style:style>
    <style:style style:name="gr21" style:family="graphic" style:parent-style-name="standard">
      <style:graphic-properties draw:fill-color="#b85c00" draw:textarea-horizontal-align="justify" draw:textarea-vertical-align="middle" draw:auto-grow-height="false" fo:min-height="0.388cm" fo:min-width="0.138cm"/>
      <style:paragraph-properties style:writing-mode="lr-tb"/>
    </style:style>
    <style:style style:name="gr22" style:family="graphic" style:parent-style-name="standard">
      <style:graphic-properties draw:fill-color="#5983b0" draw:textarea-horizontal-align="justify" draw:textarea-vertical-align="middle" draw:auto-grow-height="false" fo:min-height="0.388cm" fo:min-width="0.138cm"/>
      <style:paragraph-properties style:writing-mode="lr-tb"/>
    </style:style>
    <style:style style:name="gr23" style:family="graphic" style:parent-style-name="standard">
      <style:graphic-properties svg:stroke-color="#00a933" draw:fill-color="#f6f9d4" draw:textarea-horizontal-align="justify" draw:textarea-vertical-align="top" draw:auto-grow-height="false" fo:min-height="19.55cm" fo:min-width="10.629cm"/>
      <style:paragraph-properties style:writing-mode="lr-tb"/>
    </style:style>
    <style:style style:name="gr24" style:family="graphic" style:parent-style-name="standard">
      <style:graphic-properties svg:stroke-color="#00a933" draw:fill-color="#f6f9d4" draw:textarea-horizontal-align="justify" draw:textarea-vertical-align="top" draw:auto-grow-height="false" fo:min-height="41.297cm" fo:min-width="58.729cm"/>
      <style:paragraph-properties style:writing-mode="lr-tb"/>
    </style:style>
    <style:style style:name="P1" style:family="paragraph">
      <style:paragraph-properties fo:text-align="center" style:writing-mode="lr-tb"/>
      <style:text-properties fo:font-size="26pt" style:font-size-asian="26pt" style:font-size-complex="26pt"/>
    </style:style>
    <style:style style:name="P2" style:family="paragraph">
      <loext:graphic-properties draw:fill="solid" draw:fill-color="#81d41a"/>
      <style:paragraph-properties fo:text-align="center" style:writing-mode="lr-tb"/>
      <style:text-properties fo:font-size="26pt" style:font-size-asian="26pt" style:font-size-complex="26pt"/>
    </style:style>
    <style:style style:name="P3" style:family="paragraph">
      <style:paragraph-properties fo:text-align="center" style:writing-mode="lr-tb"/>
      <style:text-properties fo:font-size="18.8999996185303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solid" draw:fill-color="#81aca6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d4ea6b"/>
      <style:paragraph-properties fo:text-align="center" style:writing-mode="lr-tb"/>
      <style:text-properties fo:font-size="18.8999996185303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loext:graphic-properties draw:fill-color="#81d41a"/>
      <style:paragraph-properties fo:text-align="center" style:writing-mode="lr-tb"/>
      <style:text-properties fo:font-size="18.8999996185303pt"/>
    </style:style>
    <style:style style:name="P12" style:family="paragraph">
      <loext:graphic-properties draw:fill-color="#d4ea6b"/>
      <style:paragraph-properties fo:text-align="center" style:writing-mode="lr-tb"/>
    </style:style>
    <style:style style:name="P13" style:family="paragraph">
      <loext:graphic-properties draw:fill-color="#ff4000"/>
      <style:paragraph-properties fo:text-align="center" style:writing-mode="lr-tb"/>
    </style:style>
    <style:style style:name="P14" style:family="paragraph">
      <loext:graphic-properties draw:fill-color="#1c1c1c"/>
      <style:paragraph-properties fo:text-align="center" style:writing-mode="lr-tb"/>
    </style:style>
    <style:style style:name="P15" style:family="paragraph">
      <loext:graphic-properties draw:fill-color="#780373"/>
      <style:paragraph-properties fo:text-align="center" style:writing-mode="lr-tb"/>
    </style:style>
    <style:style style:name="P16" style:family="paragraph">
      <loext:graphic-properties draw:fill-color="#ffd428"/>
      <style:paragraph-properties fo:text-align="center" style:writing-mode="lr-tb"/>
    </style:style>
    <style:style style:name="P17" style:family="paragraph">
      <loext:graphic-properties draw:fill-color="#b85c00"/>
      <style:paragraph-properties fo:text-align="center" style:writing-mode="lr-tb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style:paragraph-properties fo:text-align="start" style:writing-mode="lr-tb"/>
      <style:text-properties fo:font-size="22pt"/>
    </style:style>
    <style:style style:name="P20" style:family="paragraph">
      <loext:graphic-properties draw:fill-color="#f6f9d4"/>
      <style:paragraph-properties fo:text-align="start" style:writing-mode="lr-tb"/>
      <style:text-properties fo:font-size="22pt"/>
    </style:style>
    <style:style style:name="P21" style:family="paragraph">
      <style:paragraph-properties fo:text-align="start" style:writing-mode="lr-tb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 style:font-size-asian="24pt" style:font-size-complex="24pt"/>
    </style:style>
    <style:style style:name="P23" style:family="paragraph">
      <loext:graphic-properties draw:fill-color="#f6f9d4"/>
      <style:paragraph-properties fo:text-align="start" style:writing-mode="lr-tb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.8999996185303pt"/>
    </style:style>
    <style:style style:name="T3" style:family="text">
      <style:text-properties fo:font-size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Noto Sans CJK HK" fo:font-size="24pt" style:font-name-asian="Noto Sans CJK HK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CJK SC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1.7cm" svg:height="13.3cm" svg:x="7.936cm" svg:y="2.748cm">
          <text:p text:style-name="P1"><text:span text:style-name="T1">NO_REQU</text:span><text:span text:style-name="T1">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cm" svg:height="2.1cm" svg:x="38.6cm" svg:y="8.29cm">
          <text:p text:style-name="P3"><text:span text:style-name="T2">CHECK_STATE</text:span></text:p>
          <text:p text:style-name="P3"><text:span text:style-name="T2">_CONT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588cm" svg:height="2.21cm" svg:x="27.612cm" svg:y="8.19cm">
          <text:p text:style-name="P3"><text:span text:style-name="T2">CHECK_S</text:span><text:span text:style-name="T2">TATE</text:span></text:p>
          <text:p text:style-name="P3"><text:span text:style-name="T2">_H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1cm" svg:y1="3.7cm" svg:x2="13cm" svg:y2="5.1cm">
          <text:p/>
        </draw:line>
        <draw:line draw:style-name="gr5" draw:text-style-name="P4" draw:layer="layout" svg:x1="13.188cm" svg:y1="7.549cm" svg:x2="16.086cm" svg:y2="8.359cm">
          <text:p/>
        </draw:line>
        <draw:line draw:style-name="gr6" draw:text-style-name="P4" draw:layer="layout" svg:x1="21.1cm" svg:y1="8.8cm" svg:x2="27.6cm" svg:y2="9.4cm">
          <text:p/>
        </draw:line>
        <draw:line draw:style-name="gr7" draw:text-style-name="P4" draw:layer="layout" svg:x1="33.3cm" svg:y1="9.4cm" svg:x2="38.7cm" svg:y2="9.5cm">
          <text:p/>
        </draw:line>
        <draw:custom-shape draw:style-name="gr8" draw:text-style-name="P2" draw:layer="layout" svg:width="11.1cm" svg:height="5.1cm" svg:x="1cm" svg:y="22.9cm">
          <text:p text:style-name="P1"><text:span text:style-name="T1">GE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1.1cm" svg:height="5.1cm" svg:x="24.2cm" svg:y="23.3cm">
          <text:p text:style-name="P1"><text:span text:style-name="T1">FORBIDDE</text:span><text:span text:style-name="T1">N_REQUE</text:span><text:span text:style-name="T1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1.1cm" svg:height="5.1cm" svg:x="12.5cm" svg:y="23.1cm">
          <text:p text:style-name="P1"><text:span text:style-name="T1">B</text:span><text:span text:style-name="T1">A</text:span><text:span text:style-name="T1">D</text:span><text:span text:style-name="T1">_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1.1cm" svg:height="5.1cm" svg:x="35.9cm" svg:y="23.2cm">
          <text:p text:style-name="P1"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_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4.2cm" svg:y1="14.3cm" svg:x2="6.6cm" svg:y2="22.9cm">
          <text:p/>
        </draw:line>
        <draw:line draw:style-name="gr7" draw:text-style-name="P4" draw:layer="layout" svg:x1="21.3cm" svg:y1="15.8cm" svg:x2="18cm" svg:y2="23.2cm">
          <text:p/>
        </draw:line>
        <draw:line draw:style-name="gr7" draw:text-style-name="P4" draw:layer="layout" svg:x1="28.7cm" svg:y1="16.3cm" svg:x2="29.7cm" svg:y2="23.3cm">
          <text:p/>
        </draw:line>
        <draw:line draw:style-name="gr7" draw:text-style-name="P4" draw:layer="layout" svg:x1="37.2cm" svg:y1="15.7cm" svg:x2="41.5cm" svg:y2="23.3cm">
          <text:p/>
        </draw:line>
        <draw:line draw:style-name="gr7" draw:text-style-name="P4" draw:layer="layout" svg:x1="43.6cm" svg:y1="14.2cm" svg:x2="53.2cm" svg:y2="23.3cm">
          <text:p/>
        </draw:line>
        <draw:custom-shape draw:style-name="gr9" draw:text-style-name="P3" draw:layer="layout" svg:width="5.5cm" svg:height="2.31cm" svg:x="15.401cm" svg:y="8.101cm">
          <text:p text:style-name="P3"><text:span text:style-name="T2">CHECK_STATE</text:span></text:p>
          <text:p text:style-name="P3"><text:span text:style-name="T2">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1.1cm" svg:height="5.1cm" svg:x="47.8cm" svg:y="23.4cm">
          <text:p text:style-name="P1"><text:span text:style-name="T1">NO_RE</text:span><text:span text:style-name="T1">SOURC</text:span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1.1cm" svg:height="5.1cm" svg:x="5.7cm" svg:y="30.2cm">
          <text:p text:style-name="P1"><text:span text:style-name="T1">FILE_RE</text:span><text:span text:style-name="T1">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6cm" svg:y1="28cm" svg:x2="11.4cm" svg:y2="30.2cm">
          <text:p/>
        </draw:line>
        <draw:frame draw:style-name="gr10" draw:text-style-name="P6" draw:layer="layout" svg:width="36.6cm" svg:height="11.9cm" svg:x="19.4cm" svg:y="29.7cm">
          <draw:text-box>
            <text:p text:style-name="P5"><text:span text:style-name="T1">N</text:span><text:span text:style-name="T1">O</text:span><text:span text:style-name="T1">_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:</text:span><text:span text:style-name="T1">未</text:span><text:span text:style-name="T1">解</text:span><text:span text:style-name="T1">析</text:span><text:span text:style-name="T1">完</text:span><text:span text:style-name="T1">报</text:span><text:span text:style-name="T1">文</text:span></text:p>
            <text:p text:style-name="P5"><text:span text:style-name="T1">G</text:span><text:span text:style-name="T1">E</text:span><text:span text:style-name="T1">T</text:span><text:span text:style-name="T1">_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:</text:span><text:span text:style-name="T1">解</text:span><text:span text:style-name="T1">析</text:span><text:span text:style-name="T1">报</text:span><text:span text:style-name="T1">文</text:span><text:span text:style-name="T1">完</text:span><text:span text:style-name="T1">成</text:span></text:p>
            <text:p text:style-name="P5"><text:span text:style-name="T1">B</text:span><text:span text:style-name="T1">A</text:span><text:span text:style-name="T1">D</text:span><text:span text:style-name="T1">_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:</text:span><text:span text:style-name="T1">报</text:span><text:span text:style-name="T1">文</text:span><text:span text:style-name="T1">有</text:span><text:span text:style-name="T1">错</text:span><text:span text:style-name="T1">误</text:span></text:p>
            <text:p text:style-name="P5"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_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:</text:span><text:span text:style-name="T1">内</text:span><text:span text:style-name="T1">部</text:span><text:span text:style-name="T1">错</text:span><text:span text:style-name="T1">误</text:span></text:p>
            <text:p text:style-name="P5"><text:span text:style-name="T1">N</text:span><text:span text:style-name="T1">O</text:span><text:span text:style-name="T1">_</text:span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:</text:span><text:span text:style-name="T1">没</text:span><text:span text:style-name="T1">有</text:span><text:span text:style-name="T1">文</text:span><text:span text:style-name="T1">件</text:span></text:p>
            <text:p text:style-name="P5"><text:span text:style-name="T1">F</text:span><text:span text:style-name="T1">I</text:span><text:span text:style-name="T1">L</text:span><text:span text:style-name="T1">E</text:span><text:span text:style-name="T1">_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:</text:span><text:span text:style-name="T1">取</text:span><text:span text:style-name="T1">得</text:span><text:span text:style-name="T1">文</text:span><text:span text:style-name="T1">件</text:span></text:p>
            <text:p text:style-name="P5"><text:span text:style-name="T1">F</text:span><text:span text:style-name="T1">O</text:span><text:span text:style-name="T1">R</text:span><text:span text:style-name="T1">B</text:span><text:span text:style-name="T1">I</text:span><text:span text:style-name="T1">D</text:span><text:span text:style-name="T1">D</text:span><text:span text:style-name="T1">E</text:span><text:span text:style-name="T1">N</text:span><text:span text:style-name="T1">_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:</text:span><text:span text:style-name="T1">文</text:span><text:span text:style-name="T1">件</text:span><text:span text:style-name="T1">权</text:span><text:span text:style-name="T1">限</text:span><text:span text:style-name="T1">不</text:span><text:span text:style-name="T1">足</text:span></text:p>
          </draw:text-box>
        </draw:frame>
      </draw:page>
      <draw:page draw:name="page2" draw:style-name="dp2" draw:master-page-name="默认">
        <draw:custom-shape draw:style-name="gr11" draw:text-style-name="P7" draw:layer="layout" svg:width="35.4cm" svg:height="9.8cm" svg:x="11.3cm" svg:y="1.2cm">
          <text:p text:style-name="P1"><text:span text:style-name="T1">CHECK_STATE_REQUEST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5.588cm" svg:height="2.931cm" svg:x="12.4cm" svg:y="4.752cm">
          <text:p text:style-name="P3"><text:span text:style-name="T2">LINE_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5.588cm" svg:height="2.931cm" svg:x="38.212cm" svg:y="4.638cm">
          <text:p text:style-name="P3"><text:span text:style-name="T2">LINE_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5.588cm" svg:height="2.931cm" svg:x="26cm" svg:y="4.638cm">
          <text:p text:style-name="P3"><text:span text:style-name="T2">LINE_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cm" svg:y1="2.1cm" svg:x2="26.9cm" svg:y2="5.019cm">
          <text:p/>
        </draw:line>
        <draw:line draw:style-name="gr7" draw:text-style-name="P4" draw:layer="layout" svg:x1="30.8cm" svg:y1="5.146cm" svg:x2="39.2cm" svg:y2="5.019cm">
          <text:p/>
        </draw:line>
        <draw:line draw:style-name="gr7" draw:text-style-name="P4" draw:layer="layout" svg:x1="39cm" svg:y1="7.43cm" svg:x2="30.8cm" svg:y2="7.303cm">
          <text:p/>
        </draw:line>
        <draw:line draw:style-name="gr7" draw:text-style-name="P4" draw:layer="layout" svg:x1="26.1cm" svg:y1="6.161cm" svg:x2="18cm" svg:y2="6.288cm">
          <text:p/>
        </draw:line>
        <draw:custom-shape draw:style-name="gr13" draw:text-style-name="P10" draw:layer="layout" svg:width="0.9cm" svg:height="0.9cm" svg:x="21.4cm" svg:y="5.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cm" svg:height="0.9cm" svg:x="34.6cm" svg:y="4.003cm">
          <text:p text:style-name="P9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cm" svg:height="0.9cm" svg:x="8.6cm" svg:y="17.5cm">
          <text:p text:style-name="P9">1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cm" svg:height="0.9cm" svg:x="34.1cm" svg:y="6.555cm">
          <text:p text:style-name="P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5.588cm" svg:height="2.931cm" svg:x="1.5cm" svg:y="17.4cm">
          <text:p text:style-name="P3"><text:span text:style-name="T2">BAD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35.4cm" svg:height="9.8cm" svg:x="11.2cm" svg:y="12.2cm">
          <text:p text:style-name="P1"><text:span text:style-name="T1">CHECK_STATE_H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5.6cm" svg:height="2.9cm" svg:x="26.1cm" svg:y="15.8cm">
          <text:p text:style-name="P9">LINE_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5.6cm" svg:height="2.9cm" svg:x="38.7cm" svg:y="15.6cm">
          <text:p text:style-name="P9">LINE_OP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6.1cm" svg:y1="17.3cm" svg:x2="18.4cm" svg:y2="17.3cm">
          <text:p/>
        </draw:line>
        <draw:line draw:style-name="gr7" draw:text-style-name="P4" draw:layer="layout" svg:x1="31cm" svg:y1="16.3cm" svg:x2="39.4cm" svg:y2="16cm">
          <text:p/>
        </draw:line>
        <draw:line draw:style-name="gr7" draw:text-style-name="P4" draw:layer="layout" svg:x1="39.6cm" svg:y1="18.2cm" svg:x2="30.9cm" svg:y2="18.3cm">
          <text:p/>
        </draw:line>
        <draw:line draw:style-name="gr7" draw:text-style-name="P4" draw:layer="layout" svg:x1="28.8cm" svg:y1="7.7cm" svg:x2="28.9cm" svg:y2="15.7cm">
          <text:p/>
        </draw:line>
        <draw:custom-shape draw:style-name="gr11" draw:text-style-name="P7" draw:layer="layout" svg:width="35.4cm" svg:height="9.8cm" svg:x="11.4cm" svg:y="28.5cm">
          <text:p text:style-name="P1"><text:span text:style-name="T1">CHECK_STATE_CONT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5.6cm" svg:height="2.9cm" svg:x="12.701cm" svg:y="15.801cm">
          <text:p text:style-name="P9">LINE_B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5.6cm" svg:height="2.9cm" svg:x="26.2cm" svg:y="31.5cm">
          <text:p text:style-name="P9">LINE_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3cm" svg:y1="7.5cm" svg:x2="4.3cm" svg:y2="17.6cm">
          <text:p/>
        </draw:line>
        <draw:line draw:style-name="gr7" draw:text-style-name="P4" draw:layer="layout" svg:x1="27cm" svg:y1="7.3cm" svg:x2="6.1cm" svg:y2="17.8cm">
          <text:p/>
        </draw:line>
        <draw:line draw:style-name="gr7" draw:text-style-name="P4" draw:layer="layout" svg:x1="12.8cm" svg:y1="17.4cm" svg:x2="7.1cm" svg:y2="19cm">
          <text:p/>
        </draw:line>
        <draw:line draw:style-name="gr7" draw:text-style-name="P4" draw:layer="layout" svg:x1="27cm" svg:y1="18.4cm" svg:x2="6.1cm" svg:y2="20.1cm">
          <text:p/>
        </draw:line>
        <draw:line draw:style-name="gr7" draw:text-style-name="P4" draw:layer="layout" svg:x1="29cm" svg:y1="18.8cm" svg:x2="28.9cm" svg:y2="31.6cm">
          <text:p/>
        </draw:line>
        <draw:custom-shape draw:style-name="gr14" draw:text-style-name="P11" draw:layer="layout" svg:width="5.588cm" svg:height="2.931cm" svg:x="47.012cm" svg:y="23.4cm">
          <text:p text:style-name="P3"><text:span text:style-name="T2">FILE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5.588cm" svg:height="2.931cm" svg:x="37.3cm" svg:y="23.4cm">
          <text:p text:style-name="P3"><text:span text:style-name="T2">GE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5.588cm" svg:height="2.931cm" svg:x="52.9cm" svg:y="16cm">
          <text:p text:style-name="P3"><text:span text:style-name="T2">INTERNAL</text:span></text:p>
          <text:p text:style-name="P3"><text:span text:style-name="T2">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5.588cm" svg:height="2.931cm" svg:x="29.112cm" svg:y="23.8cm">
          <text:p text:style-name="P3"><text:span text:style-name="T2">FORBIDDEN</text:span></text:p>
          <text:p text:style-name="P3"><text:span text:style-name="T2">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1.9cm" svg:y1="33.1cm" svg:x2="40.3cm" svg:y2="26.4cm">
          <text:p/>
        </draw:line>
        <draw:line draw:style-name="gr5" draw:text-style-name="P4" draw:layer="layout" svg:x1="27cm" svg:y1="16.2cm" svg:x2="28.7cm" svg:y2="12.9cm">
          <text:p/>
        </draw:line>
        <draw:line draw:style-name="gr5" draw:text-style-name="P4" draw:layer="layout" svg:x1="28.7cm" svg:y1="13.2cm" svg:x2="30.9cm" svg:y2="16.1cm">
          <text:p/>
        </draw:line>
        <draw:line draw:style-name="gr5" draw:text-style-name="P4" draw:layer="layout" svg:x1="27cm" svg:y1="5.1cm" svg:x2="28.8cm" svg:y2="1.6cm">
          <text:p/>
        </draw:line>
        <draw:line draw:style-name="gr5" draw:text-style-name="P4" draw:layer="layout" svg:x1="28.9cm" svg:y1="1.9cm" svg:x2="30.7cm" svg:y2="5cm">
          <text:p/>
        </draw:line>
        <draw:line draw:style-name="gr7" draw:text-style-name="P4" draw:layer="layout" svg:x1="31cm" svg:y1="18.5cm" svg:x2="40.3cm" svg:y2="23.4cm">
          <text:p/>
        </draw:line>
        <draw:line draw:style-name="gr7" draw:text-style-name="P4" draw:layer="layout" svg:x1="43cm" svg:y1="25cm" svg:x2="46.8cm" svg:y2="24.9cm">
          <text:p/>
        </draw:line>
        <draw:custom-shape draw:style-name="gr14" draw:text-style-name="P11" draw:layer="layout" svg:width="5.588cm" svg:height="2.931cm" svg:x="16.1cm" svg:y="23.6cm">
          <text:p text:style-name="P3"><text:span text:style-name="T2">NO_RE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6.8cm" svg:y1="6.1cm" svg:x2="53.7cm" svg:y2="16.4cm">
          <text:p/>
        </draw:line>
        <draw:line draw:style-name="gr7" draw:text-style-name="P4" draw:layer="layout" svg:x1="46.8cm" svg:y1="17.3cm" svg:x2="52.8cm" svg:y2="17.5cm">
          <text:p/>
        </draw:line>
        <draw:line draw:style-name="gr7" draw:text-style-name="P4" draw:layer="layout" svg:x1="46.9cm" svg:y1="33.7cm" svg:x2="57.6cm" svg:y2="18.7cm">
          <text:p/>
        </draw:line>
        <draw:line draw:style-name="gr5" draw:text-style-name="P4" draw:layer="layout" svg:x1="27.1cm" svg:y1="31.8cm" svg:x2="28.2cm" svg:y2="28.6cm">
          <text:p/>
        </draw:line>
        <draw:line draw:style-name="gr5" draw:text-style-name="P4" draw:layer="layout" svg:x1="28.4cm" svg:y1="28.9cm" svg:x2="31cm" svg:y2="31.9cm">
          <text:p/>
        </draw:line>
        <draw:line draw:style-name="gr7" draw:text-style-name="P4" draw:layer="layout" svg:x1="27cm" svg:y1="18.6cm" svg:x2="18.7cm" svg:y2="23.7cm">
          <text:p/>
        </draw:line>
        <draw:line draw:style-name="gr7" draw:text-style-name="P4" draw:layer="layout" svg:x1="30.7cm" svg:y1="18.6cm" svg:x2="31.9cm" svg:y2="23.8cm">
          <text:p/>
        </draw:line>
        <draw:line draw:style-name="gr7" draw:text-style-name="P4" draw:layer="layout" svg:x1="27cm" svg:y1="32cm" svg:x2="19.1cm" svg:y2="26.8cm">
          <text:p/>
        </draw:line>
        <draw:line draw:style-name="gr7" draw:text-style-name="P4" draw:layer="layout" svg:x1="31cm" svg:y1="31.9cm" svg:x2="32cm" svg:y2="26.8cm">
          <text:p/>
        </draw:line>
        <draw:custom-shape draw:style-name="gr13" draw:text-style-name="P10" draw:layer="layout" svg:width="0.9cm" svg:height="0.9cm" svg:x="35.9cm" svg:y="17.4cm">
          <text:p text:style-name="P9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cm" svg:height="0.9cm" svg:x="35.105cm" svg:y="15.287cm">
          <text:p text:style-name="P9">8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cm" svg:height="0.9cm" svg:x="22.4cm" svg:y="16.5cm">
          <text:p text:style-name="P9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cm" svg:height="0.9cm" svg:x="28.8cm" svg:y="11cm">
          <text:p text:style-name="P9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cm" svg:height="0.9cm" svg:x="16.8cm" svg:y="11.2cm">
          <text:p text:style-name="P9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cm" svg:height="0.9cm" svg:x="9.5cm" svg:y="10.1cm">
          <text:p text:style-name="P9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cm" svg:height="0.9cm" svg:x="21.8cm" svg:y="28.3cm">
          <text:p text:style-name="P9">16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9cm" svg:height="0.9cm" svg:x="28.2cm" svg:y="23.5cm">
          <text:p text:style-name="P9">15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9cm" svg:height="0.9cm" svg:x="36.1cm" svg:y="20.6cm">
          <text:p text:style-name="P9">14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9cm" svg:height="0.9cm" svg:x="30.7cm" svg:y="20.7cm">
          <text:p text:style-name="P9">13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9cm" svg:height="0.9cm" svg:x="22cm" svg:y="20.6cm">
          <text:p text:style-name="P9">12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9cm" svg:height="0.9cm" svg:x="17.1cm" svg:y="18.4cm">
          <text:p text:style-name="P9">11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0.9cm" svg:height="0.9cm" svg:x="49.5cm" svg:y="16.7cm">
          <text:p text:style-name="P9">21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0.9cm" svg:height="0.9cm" svg:x="49.4cm" svg:y="9.7cm">
          <text:p text:style-name="P9">2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9cm" svg:height="0.9cm" svg:x="44.9cm" svg:y="24.2cm">
          <text:p text:style-name="P9">19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cm" svg:height="0.9cm" svg:x="37.1cm" svg:y="28.1cm">
          <text:p text:style-name="P9">18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cm" svg:height="0.9cm" svg:x="31.5cm" svg:y="28.4cm">
          <text:p text:style-name="P9">17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0.9cm" svg:height="0.9cm" svg:x="53.9cm" svg:y="22.8cm">
          <text:p text:style-name="P9">22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11.129cm" svg:height="19.8cm" svg:x="0.171cm" svg:y="21.747cm">
          <text:p text:style-name="P19"><text:span text:style-name="T3"/></text:p>
          <text:p text:style-name="P19"><text:span text:style-name="T3">prase_line():1 2 3 4 7 8 9 10</text:span></text:p>
          <text:p text:style-name="P19"><text:span text:style-name="T3"/></text:p>
          <text:p text:style-name="P19"><text:span text:style-name="T3">prase_request_line():5 6</text:span></text:p>
          <text:p text:style-name="P19"><text:span text:style-name="T3"/></text:p>
          <text:p text:style-name="P19"><text:span text:style-name="T3">prase_headers():11 14 15</text:span></text:p>
          <text:p text:style-name="P19"><text:span text:style-name="T3"/></text:p>
          <text:p text:style-name="P19"><text:span text:style-name="T3">prase_header()+do_request():</text:span></text:p>
          <text:p text:style-name="P19"><text:span text:style-name="T3">12 13</text:span></text:p>
          <text:p text:style-name="P19"><text:span text:style-name="T3"/></text:p>
          <text:p text:style-name="P19"><text:span text:style-name="T3">prase_content()+do_request():</text:span></text:p>
          <text:p text:style-name="P19"><text:span text:style-name="T3">16 17 18</text:span></text:p>
          <text:p text:style-name="P19"><text:span text:style-name="T3"/></text:p>
          <text:p text:style-name="P19"><text:span text:style-name="T3">do_request():19</text:span></text:p>
          <text:p text:style-name="P19"><text:span text:style-name="T3"/></text:p>
          <text:p text:style-name="P19"><text:span text:style-name="T3">process_read():20 21 22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38.3cm" svg:y1="6.2cm" svg:x2="17cm" svg:y2="7.4cm">
          <text:p/>
        </draw:line>
        <draw:line draw:style-name="gr7" draw:text-style-name="P4" draw:layer="layout" svg:x1="38.7cm" svg:y1="17.3cm" svg:x2="17.7cm" svg:y2="18.2cm">
          <text:p/>
        </draw:line>
      </draw:page>
      <draw:page draw:name="page3" draw:style-name="dp2" draw:master-page-name="默认">
        <draw:custom-shape draw:style-name="gr24" draw:text-style-name="P23" draw:layer="layout" svg:width="59.229cm" svg:height="41.547cm" svg:x="0cm" svg:y="-0.047cm">
          <text:p text:style-name="P21"><text:span text:style-name="T4"/></text:p>
          <text:p text:style-name="P21"><text:span text:style-name="T4">prase_line():</text:span><text:span text:style-name="T5">预解析一行，实际作用是根据回车换行符来读出一行。</text:span></text:p>
          <text:p text:style-name="P21"><text:span text:style-name="T5">LINE_OK:</text:span><text:span text:style-name="T5">成功读取后把回车换行符替换成空字符，把一行变成一个字符串，方便后面调用操作字符串的函数进行解析。</text:span></text:p>
          <text:p text:style-name="P21"><text:span text:style-name="T5">LINE_BAD:</text:span><text:span text:style-name="T5">读到的回车符和换行符不连续，说明报文出错。</text:span></text:p>
          <text:p text:style-name="P21"><text:span text:style-name="T5">LINE_OPEN:</text:span><text:span text:style-name="T5">缓冲区读完了，但还没有读到连续的回车换行符，等待下次读取缓冲区。</text:span></text:p>
          <text:p text:style-name="P21"><text:span text:style-name="T4"/></text:p>
          <text:p text:style-name="P21"><text:span text:style-name="T4">prase_request_line():</text:span><text:span text:style-name="T4">解析请求行，得到方法</text:span><text:span text:style-name="T4">(method),</text:span><text:span text:style-name="T4">目标</text:span><text:span text:style-name="T4">URL(request-URL),</text:span><text:span text:style-name="T4">版本</text:span><text:span text:style-name="T4">(version)</text:span><text:span text:style-name="T4">。</text:span></text:p>
          <text:p text:style-name="P21"><text:span text:style-name="T4"><text:s text:c="41"/></text:span><text:span text:style-name="T4">思路是</text:span><text:span text:style-name="T4">:</text:span></text:p>
          <text:p text:style-name="P21"><text:span text:style-name="T4"><text:s text:c="41"/></text:span><text:span text:style-name="T4">一、获取</text:span><text:span text:style-name="T4">method,request-URL,version</text:span><text:span text:style-name="T4">的初始位置</text:span><text:span text:style-name="T4">(</text:span><text:span text:style-name="T4">调用</text:span><text:span text:style-name="T4">strspn()</text:span><text:span text:style-name="T4">定位初始位置</text:span><text:span text:style-name="T4">)</text:span><text:span text:style-name="T4">，</text:span></text:p>
          <text:p text:style-name="P21"><text:span text:style-name="T4"><text:s text:c="41"/></text:span><text:span text:style-name="T4">二、再把后面的空格符或制表符换成空字符</text:span><text:span text:style-name="T4">(</text:span><text:span text:style-name="T4">调用</text:span><text:span text:style-name="T4">strbrk()</text:span><text:span text:style-name="T4">函数定位第一个空格符或制表符位置</text:span><text:span text:style-name="T4">)</text:span><text:span text:style-name="T4">，得到三个对应的字符串。</text:span></text:p>
          <text:p text:style-name="P21"><text:span text:style-name="T4"><text:s text:c="41"/></text:span><text:span text:style-name="T4">三、再调用</text:span><text:span text:style-name="T4">strcasecmp()</text:span><text:span text:style-name="T4">判断是哪种方法，</text:span><text:span text:style-name="T4">URL</text:span><text:span text:style-name="T4">合法不合法，版本正确不正确。</text:span></text:p>
          <text:p text:style-name="P21"><text:span text:style-name="T4">BAD_REQUEST:</text:span><text:span text:style-name="T4">一二三任意一个步骤出问题都导致进入此状态。</text:span></text:p>
          <text:p text:style-name="P21"><text:span text:style-name="T4">CHECK_STATE_HEADER:</text:span><text:span text:style-name="T4">顺利完成请求行的解析就准备解析首部行</text:span></text:p>
          <text:p text:style-name="P21"><text:span text:style-name="T4">NO_REQUEST:</text:span><text:span text:style-name="T4">顺利完成请求行解析，但其他部分的报文还没有解析完。</text:span></text:p>
          <text:p text:style-name="P21"><text:span text:style-name="T4"/></text:p>
          <text:p text:style-name="P21"><text:span text:style-name="T4">prase_headers():</text:span><text:span text:style-name="T4">解析首部行，读出首部行的信息。</text:span></text:p>
          <text:p text:style-name="P21"><text:span text:style-name="T4">NO_REQUEST:</text:span><text:span text:style-name="T4">首部行解析完成或者遇到空行</text:span></text:p>
          <text:p text:style-name="P21"><text:span text:style-name="T4">CHECK_STATE_CONTENT:</text:span><text:span text:style-name="T4">遇到空行首部行的解析结束，准备处理消息体</text:span></text:p>
          <text:p text:style-name="P21"><text:span text:style-name="T4"/></text:p>
          <text:p text:style-name="P21"><text:span text:style-name="T4">prase_content():</text:span><text:span text:style-name="T4">处理消息体</text:span></text:p>
          <text:p text:style-name="P22"><text:span text:style-name="T6">NO_REQUEST:</text:span><text:span text:style-name="T4">消息体还没有完全读入</text:span></text:p>
          <text:p text:style-name="P22"><text:span text:style-name="T4">GET_REQUEST:</text:span><text:span text:style-name="T4">消息体完全读入</text:span></text:p>
          <text:p text:style-name="P21"><text:span text:style-name="T4"/></text:p>
          <text:p text:style-name="P21"><text:span text:style-name="T4">do_request():</text:span><text:span text:style-name="T4">根据</text:span><text:span text:style-name="T4">http</text:span><text:span text:style-name="T4">请求报文的结果处理请求。</text:span></text:p>
          <text:p text:style-name="P21"><text:span text:style-name="T4">NO_RESOURCE:</text:span><text:span text:style-name="T4">文件不存在</text:span></text:p>
          <text:p text:style-name="P21"><text:span text:style-name="T4">FORBIDDEN_REQUEST:</text:span><text:span text:style-name="T4">没有操作文件的权限</text:span></text:p>
          <text:p text:style-name="P21"><text:span text:style-name="T4">BAD_REQUEST:</text:span><text:span text:style-name="T4">请求的是目录而不是文件</text:span></text:p>
          <text:p text:style-name="P21"><text:span text:style-name="T4">FILE_REQUEST:</text:span><text:span text:style-name="T4">正确处理文件</text:span></text:p>
          <text:p text:style-name="P21"><text:span text:style-name="T4"/></text:p>
          <text:p text:style-name="P21"><text:span text:style-name="T4">process_read():</text:span><text:span text:style-name="T4">逐行处理</text:span><text:span text:style-name="T4">http</text:span><text:span text:style-name="T4">报文，对于请求行和首部行，先调用</text:span><text:span text:style-name="T4">prase_line()</text:span><text:span text:style-name="T4">预解析，预解析成功就根据当前</text:span><text:span text:style-name="T4">m_check_state</text:span><text:span text:style-name="T4">来调用</text:span></text:p>
          <text:p text:style-name="P21"><text:span text:style-name="T4"><text:s text:c="26"/></text:span><text:span text:style-name="T4">prase_request_line()</text:span><text:span text:style-name="T4">或</text:span><text:span text:style-name="T4">prase_headers()</text:span><text:span text:style-name="T4">来处理。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Noto Sans CJK SC1" svg:font-family="'Noto Sans CJK SC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4:10:04.368666260</meta:creation-date>
    <meta:editing-duration>PT1H16M56S</meta:editing-duration>
    <meta:editing-cycles>9</meta:editing-cycles>
    <meta:generator>LibreOffice/6.4.7.2$Linux_X86_64 LibreOffice_project/40$Build-2</meta:generator>
    <dc:date>2023-05-08T23:05:20.623992035</dc:date>
    <meta:document-statistic meta:object-count="92"/>
  </office:meta>
</office:document-meta>
</file>